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uxOutputStream.getBuffer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mux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muxOutputStream.processFlush( ByteArrayOutputStream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muxOutputStream.DemuxOutputStream( Project project , boolean isErro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muxOutputStream.write( byte [ ] b , int off , int l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muxOutputStream.resetBuffer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muxOutputStream.processBuffer( ByteArrayOutputStream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muxOutputStream.remov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muxOutputStream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muxOutputStream.write( int c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